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c1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61" draw:layer="" svg:width="199.99998400000pt" svg:height="99.99999200000pt" svg:x="0.00000000000pt" svg:y="0.00002441406pt"/>
          <draw:rect draw:style-name="gr3" draw:id="shape3" draw:name="rect671" draw:layer="" svg:width="62.72497520000pt" svg:height="50.26878960000pt"/>
          <draw:g draw:style-name="gr1" draw:id="shape4" draw:name="g668" svg:y="7.83978303684pt">
            <draw:rect draw:style-name="gr2" draw:id="shape5" draw:name="rect666" draw:layer="" svg:width="39.67575680000pt" svg:height="138.96662400000pt" draw:transform="matrix(0.25198411000 0.00000000000 0.00000000000 0.25198411000 25.81213543482pt 7.83978303684pt)"/>
            <draw:rect draw:style-name="gr2" draw:id="shape6" draw:name="rect667" draw:layer="" svg:width="39.67575680000pt" svg:height="138.96662400000pt" draw:transform="matrix(0.00000000000 0.25198411000 -0.25198411000 0.00000000000 48.31965912572pt 20.34964363969pt)"/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33:40</dc:date>
    <meta:creation-date>2011-05-22T06:11:30</meta:creation-date>
    <dc:creator>Yue Liu</dc:creator>
  </office:meta>
</office:document-meta>
</file>